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9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4" table:default-cell-style-name="Default"/>
        <table:table-row table:style-name="ro1" table:number-rows-repeated="13">
          <table:table-cell table:number-columns-repeated="56"/>
        </table:table-row>
        <table:table-row table:style-name="ro1">
          <table:table-cell/>
          <table:table-cell office:value-type="string" calcext:value-type="string">
            <text:p>Actions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NoOp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number-columns-repeated="56"/>
        </table:table-row>
        <table:table-row table:style-name="ro1">
          <table:table-cell/>
          <table:table-cell office:value-type="string" calcext:value-type="string">
            <text:p>Team X value:</text:p>
          </table:table-cell>
          <table:table-cell office:value-type="float" office:value="39" calcext:value-type="float">
            <text:p>3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obability Correct Direction:</text:p>
          </table:table-cell>
          <table:table-cell office:value-type="float" office:value="0.8" calcext:value-type="float">
            <text:p>0.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robability Perpendicular Direction:</text:p>
          </table:table-cell>
          <table:table-cell office:value-type="float" office:value="0.1" calcext:value-type="float">
            <text:p>0.1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ap:</text:p>
          </table:table-cell>
          <table:table-cell table:number-columns-repeated="54"/>
        </table:table-row>
        <table:table-row table:style-name="ro1">
          <table:table-cell/>
          <table:table-cell table:formula="of:=-[.C17]" office:value-type="float" office:value="-39" calcext:value-type="float">
            <text:p>-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table:formula="of:=[.C17]/10" office:value-type="float" office:value="3.9" calcext:value-type="float">
            <text:p>3.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-[.C17]/10" office:value-type="float" office:value="-3.9" calcext:value-type="float">
            <text:p>-3.9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9" calcext:value-type="float">
            <text:p>39</text:p>
          </table:table-cell>
          <table:table-cell table:number-columns-repeated="51"/>
        </table:table-row>
        <table:table-row table:style-name="ro1" table:number-rows-repeated="2">
          <table:table-cell table:number-columns-repeated="56"/>
        </table:table-row>
        <table:table-row table:style-name="ro1">
          <table:table-cell/>
          <table:table-cell office:value-type="string" calcext:value-type="string">
            <text:p>X – All our possible actions, (a,b) = action b from state a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11,2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1,4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3,1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13,3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16,5</text:p>
          </table:table-cell>
        </table:table-row>
        <table:table-row table:style-name="ro1">
          <table:table-cell/>
          <table:table-cell office:value-type="string" calcext:value-type="string">
            <text:p>X – Values to be filled in by solver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69987959990121" calcext:value-type="float">
            <text:p>0.016998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68777784638183" calcext:value-type="float">
            <text:p>0.02687777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26111385527291" calcext:value-type="float">
            <text:p>0.12611138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4901210175352" calcext:value-type="float">
            <text:p>0.2249012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8801075711424" calcext:value-type="float">
            <text:p>0.33880107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1156511743488" calcext:value-type="float">
            <text:p>0.3011565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2512348728081" calcext:value-type="float">
            <text:p>1.1251234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2509878982465" calcext:value-type="float">
            <text:p>1.02509878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48843488256512" calcext:value-type="float">
            <text:p>0.9488434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wards (R)</text:p>
          </table:table-cell>
          <table:table-cell office:value-type="float" office:value="-39" calcext:value-type="float">
            <text:p>-39</text:p>
          </table:table-cell>
          <table:table-cell table:number-columns-repeated="52" office:value-type="float" office:value="-7.8" calcext:value-type="float">
            <text:p>-7.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56"/>
        </table:table-row>
        <table:table-row table:style-name="ro1">
          <table:table-cell/>
          <table:table-cell office:value-type="string" calcext:value-type="string">
            <text:p>Alpha (Starting states)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Used</text:p>
          </table:table-cell>
          <table:table-cell table:formula="of:=SUMPRODUCT([.C34:.BD34];[.$C$28:.$BD$28])" office:value-type="float" office:value="0" calcext:value-type="float">
            <text:p>0</text:p>
          </table:table-cell>
          <table:table-cell table:formula="of:=SUMPRODUCT([.C35:.BD35];[.$C$28:.$BD$28])" office:value-type="float" office:value="0" calcext:value-type="float">
            <text:p>0</text:p>
          </table:table-cell>
          <table:table-cell table:formula="of:=SUMPRODUCT([.C36:.BD36];[.$C$28:.$BD$28])" office:value-type="float" office:value="0" calcext:value-type="float">
            <text:p>0</text:p>
          </table:table-cell>
          <table:table-cell table:style-name="ce1" table:formula="of:=SUMPRODUCT([.C37:.BD37];[.$C$28:.$BD$28])" office:value-type="float" office:value="0" calcext:value-type="float">
            <text:p>0</text:p>
          </table:table-cell>
          <table:table-cell table:formula="of:=SUMPRODUCT([.C38:.BD38];[.$C$28:.$BD$28])" office:value-type="float" office:value="-1.73472347597681E-018" calcext:value-type="float">
            <text:p>-1.73472347597681E-18</text:p>
          </table:table-cell>
          <table:table-cell table:formula="of:=SUMPRODUCT([.C39:.BD39];[.$C$28:.$BD$28])" office:value-type="float" office:value="-1.04083408558608E-017" calcext:value-type="float">
            <text:p>-1.04083408558608E-17</text:p>
          </table:table-cell>
          <table:table-cell table:formula="of:=SUMPRODUCT([.C40:.BD40];[.$C$28:.$BD$28])" office:value-type="float" office:value="0" calcext:value-type="float">
            <text:p>0</text:p>
          </table:table-cell>
          <table:table-cell table:formula="of:=SUMPRODUCT([.C41:.BD41];[.$C$28:.$BD$28])" office:value-type="float" office:value="0" calcext:value-type="float">
            <text:p>0</text:p>
          </table:table-cell>
          <table:table-cell table:formula="of:=SUMPRODUCT([.C42:.BD42];[.$C$28:.$BD$28])" office:value-type="float" office:value="-1.2490009027033E-016" calcext:value-type="float">
            <text:p>-1.2490009027033E-16</text:p>
          </table:table-cell>
          <table:table-cell table:formula="of:=SUMPRODUCT([.C43:.BD43];[.$C$28:.$BD$28])" office:value-type="float" office:value="4.85722573273506E-016" calcext:value-type="float">
            <text:p>4.85722573273506E-16</text:p>
          </table:table-cell>
          <table:table-cell table:formula="of:=SUMPRODUCT([.C44:.BD44];[.$C$28:.$BD$28])" office:value-type="float" office:value="-6.5225602696728E-016" calcext:value-type="float">
            <text:p>-6.5225602696728E-16</text:p>
          </table:table-cell>
          <table:table-cell table:formula="of:=SUMPRODUCT([.C45:.BD45];[.$C$28:.$BD$28])" office:value-type="float" office:value="-5.55111512312578E-017" calcext:value-type="float">
            <text:p>-5.55111512312578E-17</text:p>
          </table:table-cell>
          <table:table-cell table:formula="of:=SUMPRODUCT([.C46:.BD46];[.$C$28:.$BD$28])" office:value-type="float" office:value="1" calcext:value-type="float">
            <text:p>1</text:p>
          </table:table-cell>
          <table:table-cell table:formula="of:=SUMPRODUCT([.C47:.BD47];[.$C$28:.$BD$28])" office:value-type="float" office:value="1.55431223447522E-015" calcext:value-type="float">
            <text:p>1.55431223447522E-15</text:p>
          </table:table-cell>
          <table:table-cell table:formula="of:=SUMPRODUCT([.C48:.BD48];[.$C$28:.$BD$28])" office:value-type="float" office:value="-1.11022302462516E-015" calcext:value-type="float">
            <text:p>-1.11022302462516E-15</text:p>
          </table:table-cell>
          <table:table-cell table:formula="of:=SUMPRODUCT([.C49:.BD49];[.$C$28:.$BD$28])" office:value-type="float" office:value="-2.22044604925031E-016" calcext:value-type="float">
            <text:p>-2.22044604925031E-16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A (Constraint matrix)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6,1</text:p>
          </table:table-cell>
          <table:table-cell office:value-type="string" calcext:value-type="string">
            <text:p>6,2</text:p>
          </table:table-cell>
          <table:table-cell office:value-type="string" calcext:value-type="string">
            <text:p>6,3</text:p>
          </table:table-cell>
          <table:table-cell office:value-type="string" calcext:value-type="string">
            <text:p>6,4</text:p>
          </table:table-cell>
          <table:table-cell office:value-type="string" calcext:value-type="string">
            <text:p>8,1</text:p>
          </table:table-cell>
          <table:table-cell office:value-type="string" calcext:value-type="string">
            <text:p>8,2</text:p>
          </table:table-cell>
          <table:table-cell office:value-type="string" calcext:value-type="string">
            <text:p>8,3</text:p>
          </table:table-cell>
          <table:table-cell office:value-type="string" calcext:value-type="string">
            <text:p>8,4</text:p>
          </table:table-cell>
          <table:table-cell office:value-type="string" calcext:value-type="string">
            <text:p>9,1</text:p>
          </table:table-cell>
          <table:table-cell office:value-type="string" calcext:value-type="string">
            <text:p>9,2</text:p>
          </table:table-cell>
          <table:table-cell office:value-type="string" calcext:value-type="string">
            <text:p>9,3</text:p>
          </table:table-cell>
          <table:table-cell office:value-type="string" calcext:value-type="string">
            <text:p>9,4</text:p>
          </table:table-cell>
          <table:table-cell office:value-type="string" calcext:value-type="string">
            <text:p>10,1</text:p>
          </table:table-cell>
          <table:table-cell office:value-type="string" calcext:value-type="string">
            <text:p>10,2</text:p>
          </table:table-cell>
          <table:table-cell office:value-type="string" calcext:value-type="string">
            <text:p>10,3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11,1</text:p>
          </table:table-cell>
          <table:table-cell office:value-type="string" calcext:value-type="string">
            <text:p>11,2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11,4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12,2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13,1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13,3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16,5</text:p>
          </table:table-cell>
        </table:table-row>
        <table:table-row table:style-name="ro1">
          <table:table-cell/>
          <table:table-cell office:value-type="string" calcext:value-type="string">
            <text:p>J=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7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3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4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5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J=16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8" calcext:value-type="float">
            <text:p>-0.8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6"/>
        </table:table-row>
        <table:table-row table:style-name="ro1">
          <table:table-cell table:number-columns-repeated="4"/>
          <table:table-cell table:style-name="ce1" table:number-columns-repeated="12"/>
          <table:table-cell table:number-columns-repeated="40"/>
        </table:table-row>
        <table:table-row table:style-name="ro1">
          <table:table-cell/>
          <table:table-cell office:value-type="string" calcext:value-type="string">
            <text:p>Maximizer:</text:p>
          </table:table-cell>
          <table:table-cell table:formula="of:=SUMPRODUCT([.C28:.BD28];[.C29:.BD29])" office:value-type="float" office:value="6.75548232073761" calcext:value-type="float">
            <text:p>6.7554823207</text:p>
          </table:table-cell>
          <table:table-cell table:number-columns-repeated="53"/>
        </table:table-row>
        <table:table-row table:style-name="ro1" table:number-rows-repeated="11">
          <table:table-cell table:number-columns-repeated="56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45"/>
        </table:table-row>
      </table:table>
      <table:named-expressions>
        <table:named-range table:name="A" table:base-cell-address="$Sheet1.$C$34" table:cell-range-address="$Sheet1.$C$34:.$AR$49"/>
        <table:named-range table:name="ALPHA" table:base-cell-address="$Sheet1.$R$31" table:cell-range-address="$Sheet1.$C$31:.$R$31"/>
        <table:named-range table:name="FINAL" table:base-cell-address="$Sheet1.$C$52" table:cell-range-address="$Sheet1.$C$52:.$AR$52"/>
        <table:named-range table:name="reward" table:base-cell-address="$Sheet1.$C$29" table:cell-range-address="$Sheet1.$C$29:.$AR$29"/>
        <table:named-range table:name="X" table:base-cell-address="$Sheet1.$C$28" table:cell-range-address="$Sheet1.$C$28:.$AR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6:35:18.113346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5:53:18.510514898</meta:creation-date>
    <dc:date>2018-03-13T20:33:19.879382975</dc:date>
    <meta:editing-duration>PT6H17M19S</meta:editing-duration>
    <meta:editing-cycles>18</meta:editing-cycles>
    <meta:generator>LibreOffice/5.1.6.2$Linux_X86_64 LibreOffice_project/10m0$Build-2</meta:generator>
    <meta:document-statistic meta:table-count="1" meta:cell-count="1171" meta:object-count="0"/>
  </office:meta>
</office:document-meta>
</file>